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cccccc" draw:opacity="50%" draw:textarea-horizontal-align="justify" draw:textarea-vertical-align="middle" draw:auto-grow-height="false" draw:shadow-offset-x="0.203cm" draw:shadow-offset-y="0.203cm" draw:shadow-opacity="50%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905cm" svg:y1="17.383cm" svg:x2="2.905cm" svg:y2="11.922cm">
          <text:p/>
        </draw:line>
        <draw:line draw:style-name="gr1" draw:text-style-name="P1" draw:layer="layout" svg:x1="2.524cm" svg:y1="8.62cm" svg:x2="18.526cm" svg:y2="8.62cm">
          <text:p/>
        </draw:line>
        <draw:line draw:style-name="gr1" draw:text-style-name="P1" draw:layer="layout" svg:x1="2.905cm" svg:y1="17.256cm" svg:x2="18.907cm" svg:y2="17.256cm">
          <text:p/>
        </draw:line>
        <draw:line draw:style-name="gr1" draw:text-style-name="P1" draw:layer="layout" svg:x1="2.905cm" svg:y1="26.4cm" svg:x2="18.907cm" svg:y2="26.4cm">
          <text:p/>
        </draw:line>
        <draw:line draw:style-name="gr1" draw:text-style-name="P1" draw:layer="layout" svg:x1="2.651cm" svg:y1="8.747cm" svg:x2="2.651cm" svg:y2="3.286cm">
          <text:p/>
        </draw:line>
        <draw:line draw:style-name="gr1" draw:text-style-name="P1" draw:layer="layout" svg:x1="2.905cm" svg:y1="26.527cm" svg:x2="2.905cm" svg:y2="21.066cm">
          <text:p/>
        </draw:line>
        <draw:custom-shape draw:style-name="gr2" draw:text-style-name="P1" draw:layer="layout" svg:width="4.953cm" svg:height="4.572cm" svg:x="4.683cm" svg:y="4.048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5.588cm" svg:height="4.953cm" svg:x="8.112cm" svg:y="12.303cm">
          <text:p text:style-name="P1">B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5.588cm" svg:height="4.953cm" svg:x="8.112cm" svg:y="21.447cm">
          <text:p text:style-name="P1">B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953cm" svg:height="4.572cm" svg:x="4.937cm" svg:y="21.828cm">
          <text:p text:style-name="P1">A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ana </meta:initial-creator>
    <meta:creation-date>2015-05-09T13:19:27.323303553</meta:creation-date>
    <dc:date>2015-05-09T13:23:59.333901011</dc:date>
    <dc:creator>oana </dc:creator>
    <meta:editing-duration>P0D</meta:editing-duration>
    <meta:editing-cycles>1</meta:editing-cycles>
    <meta:document-statistic meta:object-count="10"/>
    <meta:generator>LibreOffice/4.2.3.3$Linux_X86_64 LibreOffice_project/420m0$Build-3</meta:generator>
  </office:meta>
</office:document-meta>
</file>